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mily-generic="roman"/>
    <style:font-face style:name="FreeSans1" svg:font-family="FreeSans" style:font-family-generic="swiss"/>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Times2" svg:font-family="Times" style:font-family-generic="system" style:font-pitch="variable"/>
  </office:font-face-decls>
  <office:automatic-styles>
    <style:style style:name="P1" style:family="paragraph" style:parent-style-name="Standard">
      <style:text-properties fo:color="#ffffff" style:font-name="Times1" fo:font-size="12pt" style:font-size-asian="12pt" style:font-size-complex="12pt"/>
    </style:style>
    <style:style style:name="P2" style:family="paragraph" style:parent-style-name="Standard">
      <style:text-properties style:font-name="Times1" fo:font-size="12pt" style:font-size-asian="12pt" style:font-size-complex="12pt"/>
    </style:style>
    <style:style style:name="P3" style:family="paragraph" style:parent-style-name="Standard">
      <style:text-properties style:font-name="Times1" fo:font-size="12pt" officeooo:rsid="0008fe68" officeooo:paragraph-rsid="0008fe68" style:font-size-asian="12pt" style:font-size-complex="12pt"/>
    </style:style>
    <style:style style:name="P4" style:family="paragraph" style:parent-style-name="Standard">
      <style:paragraph-properties fo:margin-top="0in" fo:margin-bottom="0.1665in" loext:contextual-spacing="false" style:line-height-at-least="0.2362in" fo:orphans="0" fo:widows="0"/>
      <style:text-properties style:font-name="Times1" fo:font-size="12pt" style:font-size-asian="12pt" style:font-size-complex="12pt"/>
    </style:style>
    <style:style style:name="P5" style:family="paragraph" style:parent-style-name="Standard" style:master-page-name="Standard">
      <style:paragraph-properties fo:text-align="center" style:justify-single-word="false" style:page-number="auto"/>
      <style:text-properties style:font-name="Times1" fo:font-size="12pt" style:font-size-asian="12pt" style:font-size-complex="12pt"/>
    </style:style>
    <style:style style:name="P6" style:family="paragraph" style:parent-style-name="Header">
      <style:paragraph-properties fo:text-align="end" style:justify-single-word="false"/>
      <style:text-properties style:font-name="Times1" officeooo:rsid="000bb32a" officeooo:paragraph-rsid="000bb32a"/>
    </style:style>
    <style:style style:name="T1" style:family="text">
      <style:text-properties fo:color="#000000" fo:font-style="italic" style:font-style-asian="italic" style:font-name-complex="Times2" style:font-style-complex="italic"/>
    </style:style>
    <style:style style:name="T2" style:family="text">
      <style:text-properties fo:color="#000000" style:font-name-complex="Times2"/>
    </style:style>
    <style:style style:name="T3" style:family="text">
      <style:text-properties fo:font-style="italic" style:font-style-asian="italic" style:font-style-complex="italic"/>
    </style:style>
    <style:style style:name="T4" style:family="text">
      <style:text-properties fo:font-style="italic" officeooo:rsid="000a6c1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6c1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g Oh</text:p>
      <text:p text:style-name="P2">Dijkstra</text:p>
      <text:p text:style-name="P4"><text:span text:style-name="T1">O</text:span><text:span text:style-name="T2">((</text:span><text:span text:style-name="T1">n </text:span><text:span text:style-name="T2">+ </text:span><text:span text:style-name="T1">m</text:span><text:span text:style-name="T2">) log </text:span><text:span text:style-name="T1">n</text:span><text:span text:style-name="T2">) </text:span></text:p>
      <text:p text:style-name="P4"><text:span text:style-name="T2">Using the priority queue implementation, we have to implement a way to change the keys as we change the weights. Since we know where to place it will take O(log </text:span><text:span text:style-name="T1">n</text:span><text:span text:style-name="T2">) time to do key updates. We then have to go through each vertex and its edges which adds the O(</text:span><text:span text:style-name="T1">n</text:span><text:span text:style-name="T2">+</text:span><text:span text:style-name="T1">m</text:span><text:span text:style-name="T2">). In the end its </text:span><text:span text:style-name="T1">O</text:span><text:span text:style-name="T2">((</text:span><text:span text:style-name="T1">n </text:span><text:span text:style-name="T2">+ </text:span><text:span text:style-name="T1">m</text:span><text:span text:style-name="T2">) log </text:span><text:span text:style-name="T1">n</text:span><text:span text:style-name="T2">).</text:span></text:p>
      <text:p text:style-name="P2"/>
      <text:p text:style-name="P2">MST</text:p>
      <text:p text:style-name="P4"><text:span text:style-name="T1">O</text:span><text:span text:style-name="T2">((</text:span><text:span text:style-name="T1">n </text:span><text:span text:style-name="T2">+ </text:span><text:span text:style-name="T1">m</text:span><text:span text:style-name="T2">) log </text:span><text:span text:style-name="T1">n</text:span><text:span text:style-name="T2">) </text:span></text:p>
      <text:p text:style-name="P2">Using the priority queue implementation, we have to extract each vertex in each iteration which takes O(log <text:span text:style-name="T3">n</text:span>) time. In addition, we can update each cost value in O(log <text:span text:style-name="T3">n</text:span>) which is considered at most once for each edge. The other stages of the algorithm are O(1) time so this algorithm ends out being O((<text:span text:style-name="T3">n</text:span>+<text:span text:style-name="T3">m</text:span>) log <text:span text:style-name="T3">n</text:span>).</text:p>
      <text:p text:style-name="P2"/>
      <text:p text:style-name="P2">BFS</text:p>
      <text:p text:style-name="P2">O(<text:span text:style-name="T3">m</text:span> (<text:span text:style-name="T3">n </text:span>+ <text:span text:style-name="T3">m</text:span>))</text:p>
      <text:p text:style-name="P2"/>
      <text:p text:style-name="P2">With the adjacency list, we have to iterate through the edge list for the current vertex. This takes O(<text:span text:style-name="T3">m</text:span>) times (m is the amount of edges connected to the vertex). This is also a condition for a while loops. Inside the loop we have to iterate through the edge list again to fine the smallest edge. That also takes O(<text:span text:style-name="T3">m</text:span>) amount of time. Next, we iterate through the vertex list which takes O(<text:span text:style-name="T3">n</text:span>) (<text:span text:style-name="T3">n</text:span> is the amount of vertices). Outside of the loop we can ignore the individual loop that takes O(<text:span text:style-name="T3">m</text:span>) and O(<text:span text:style-name="T3">n</text:span>) respectively since they are smaller than the run time of the previous loop. The run time for this algorithm is O(<text:span text:style-name="T3">m</text:span>(<text:span text:style-name="T3">n</text:span>+<text:span text:style-name="T3">m</text:span>)).</text:p>
      <text:p text:style-name="P2"/>
      <text:p text:style-name="P2">DFS</text:p>
      <text:p text:style-name="P2">O(<text:span text:style-name="T3">n</text:span> + <text:span text:style-name="T3">m</text:span>)</text:p>
      <text:p text:style-name="P2"><text:bookmark text:name="_GoBack"/></text:p>
      <text:p text:style-name="P2">Among the methods used in our software is a Depth-First Search. In this method, each vertex n of our graph is initially labeled as unexplored, which can be identified as n labels. Each edge m of the graph is also labeled as unexplored, identified as m labels. As the function loops, each vertex will be labeled again as visited, another n labels. Each edge is labeled as discovery if used in our function, and then labeled as back if not used, another m labels. Therefore, the operation <text:soft-page-break/>can be visualized as n + n + m + m operations. This is simplified to an O(<text:span text:style-name="T3">n</text:span> + <text:span text:style-name="T3">m</text:span>) running time for DFS.</text:p>
      <text:p text:style-name="P1"/>
      <text:p text:style-name="P3">Recursive Dijkstra</text:p>
      <text:p text:style-name="P3">O(<text:span text:style-name="T3">n</text:span><text:span text:style-name="T5">(</text:span><text:span text:style-name="T3">n</text:span><text:span text:style-name="T5"> + </text:span><text:span text:style-name="T3">m</text:span><text:span text:style-name="T5">) log</text:span><text:span text:style-name="T3"> n</text:span><text:span text:style-name="T5">)</text:span></text:p>
      <text:p text:style-name="P3"><text:span text:style-name="T5">The recursive Dijkstra function operates by running Dijkstra on each vertex. To do this, </text:span><text:span text:style-name="T6">it performs Dijkstra on each vertex and recursively calls itself until it has visited every stadium. Because the function runs Dijkstra on each call of itself, and it continues running until it has visited every vertex, the function grows according to the Big-O notation of O(</text:span><text:span text:style-name="T4">n</text:span><text:span text:style-name="T6">(</text:span><text:span text:style-name="T4">n</text:span><text:span text:style-name="T6"> + </text:span><text:span text:style-name="T4">m</text:span><text:span text:style-name="T6">) log </text:span><text:span text:style-name="T4">n</text:span><text:span text:style-name="T6">).</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1" svg:font-family="Times" style:font-family-generic="roman"/>
    <style:font-face style:name="FreeSans1" svg:font-family="FreeSans" style:font-family-generic="swiss"/>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1" officeooo:rsid="000bb32a" officeooo:paragraph-rsid="000bb32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y group jef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Callender</meta:initial-creator>
    <meta:editing-cycles>13</meta:editing-cycles>
    <meta:creation-date>2017-12-10T23:32:00</meta:creation-date>
    <dc:date>2017-12-13T04:05:31.956924202</dc:date>
    <meta:editing-duration>PT26M57S</meta:editing-duration>
    <meta:generator>LibreOffice/5.4.3.2$Linux_X86_64 LibreOffice_project/40m0$Build-2</meta:generator>
    <meta:document-statistic meta:table-count="0" meta:image-count="0" meta:object-count="0" meta:page-count="2" meta:paragraph-count="17" meta:word-count="440" meta:character-count="2331" meta:non-whitespace-character-count="19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